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sul2" svg:font-family="Asul" style:font-pitch="variable"/>
    <style:font-face style:name="Asul" svg:font-family="Asul" style:font-adornments="Bold" style:font-pitch="variable"/>
    <style:font-face style:name="Asul1" svg:font-family="Asul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VerDate" style:family="table">
      <style:table-properties style:width="6.6951in" table:align="margins"/>
    </style:style>
    <style:style style:name="VerDate.A" style:family="table-column">
      <style:table-column-properties style:column-width="3.3472in" style:rel-column-width="32767*"/>
    </style:style>
    <style:style style:name="VerDate.B" style:family="table-column">
      <style:table-column-properties style:column-width="3.3479in" style:rel-column-width="32768*"/>
    </style:style>
    <style:style style:name="VerDate.1" style:family="table-row">
      <style:table-row-properties style:min-row-height="0.3271in"/>
    </style:style>
    <style:style style:name="VerDate.A1" style:family="table-cell">
      <style:table-cell-properties fo:padding="0.0382in" fo:border="none"/>
    </style:style>
    <style:style style:name="ChangeLog" style:family="table">
      <style:table-properties style:width="6.6931in" table:align="margins"/>
    </style:style>
    <style:style style:name="ChangeLog.A" style:family="table-column">
      <style:table-column-properties style:column-width="0.7979in" style:rel-column-width="7812*"/>
    </style:style>
    <style:style style:name="ChangeLog.B" style:family="table-column">
      <style:table-column-properties style:column-width="0.5479in" style:rel-column-width="5364*"/>
    </style:style>
    <style:style style:name="ChangeLog.C" style:family="table-column">
      <style:table-column-properties style:column-width="5.3472in" style:rel-column-width="52359*"/>
    </style:style>
    <style:style style:name="ChangeLog.A1" style:family="table-cell">
      <style:table-cell-properties fo:padding="0.0382in" fo:border-left="0.05pt solid #000000" fo:border-right="none" fo:border-top="0.05pt solid #000000" fo:border-bottom="0.05pt solid #000000"/>
    </style:style>
    <style:style style:name="ChangeLog.C1" style:family="table-cell">
      <style:table-cell-properties fo:padding="0.0382in" fo:border="0.05pt solid #000000"/>
    </style:style>
    <style:style style:name="ChangeLog.A2" style:family="table-cell">
      <style:table-cell-properties fo:padding="0.0382in" fo:border-left="0.05pt solid #000000" fo:border-right="none" fo:border-top="none" fo:border-bottom="0.05pt solid #000000"/>
    </style:style>
    <style:style style:name="ChangeLog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Asul2" fo:font-size="8pt" style:font-size-asian="8pt" style:font-size-complex="8pt"/>
    </style:style>
    <style:style style:name="P2" style:family="paragraph" style:parent-style-name="Footer">
      <style:paragraph-properties fo:text-align="end" style:justify-single-word="false"/>
      <style:text-properties style:font-name="Asul2" fo:font-size="8pt" style:font-size-asian="8pt" style:font-size-complex="8pt"/>
    </style:style>
    <style:style style:name="P3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P4" style:family="paragraph" style:parent-style-name="Footer">
      <style:paragraph-properties fo:text-align="start" style:justify-single-word="false"/>
      <style:text-properties fo:font-size="8pt" style:font-size-asian="8pt" style:font-size-complex="8pt"/>
    </style:style>
    <style:style style:name="P5" style:family="paragraph" style:parent-style-name="Standard">
      <style:paragraph-properties fo:text-align="end" style:justify-single-word="false"/>
      <style:text-properties style:font-name="Asul2" fo:font-size="40pt" fo:font-weight="bold" style:font-size-asian="40pt" style:font-weight-asian="bold" style:font-size-complex="4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sul2" fo:font-size="40pt" fo:font-weight="bold" style:font-size-asian="40pt" style:font-weight-asian="bold" style:font-size-complex="40pt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Asul2" fo:font-size="32pt" fo:font-weight="bold" style:font-size-asian="32pt" style:font-weight-asian="bold" style:font-size-complex="32pt" style:font-weight-complex="bold"/>
    </style:style>
    <style:style style:name="P8" style:family="paragraph" style:parent-style-name="Standard">
      <style:paragraph-properties fo:text-align="end" style:justify-single-word="false"/>
      <style:text-properties style:font-name="Asul2" fo:font-size="32pt" style:font-size-asian="32pt" style:font-size-complex="32pt"/>
    </style:style>
    <style:style style:name="P9" style:family="paragraph" style:parent-style-name="Standard">
      <style:paragraph-properties fo:text-align="center" style:justify-single-word="false"/>
      <style:text-properties style:font-name="Asul2" fo:font-size="14pt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Asul2" fo:font-size="14pt" style:font-size-asian="12.25pt" style:font-size-complex="14pt"/>
    </style:style>
    <style:style style:name="P11" style:family="paragraph" style:parent-style-name="Standard">
      <style:paragraph-properties fo:text-align="end" style:justify-single-word="false"/>
      <style:text-properties style:font-name="Asul2" fo:font-size="14pt" fo:font-style="normal" fo:font-weight="bold" style:font-size-asian="12.25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text-align="end" style:justify-single-word="false"/>
      <style:text-properties style:font-name="Asul2" fo:font-size="14pt" fo:font-weight="bold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sul2" fo:font-size="14pt" fo:font-weight="bold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end" style:justify-single-word="false"/>
      <style:text-properties style:font-name="Asul2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15" style:family="paragraph" style:parent-style-name="Standard">
      <style:paragraph-properties fo:text-align="end" style:justify-single-word="false"/>
      <style:text-properties style:font-name="Asul2" fo:font-size="24pt" fo:font-weight="bold" style:font-size-asian="24pt" style:font-weight-asian="bold" style:font-size-complex="24pt" style:font-weight-complex="bold"/>
    </style:style>
    <style:style style:name="P16" style:family="paragraph" style:parent-style-name="Standard">
      <style:paragraph-properties fo:text-align="end" style:justify-single-word="false"/>
      <style:text-properties style:font-name="Asul2" fo:font-size="12pt" fo:font-weight="bold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sul2" fo:font-size="10pt" style:font-size-asian="10pt" style:font-size-complex="10pt"/>
    </style:style>
    <style:style style:name="P18" style:family="paragraph" style:parent-style-name="Standard">
      <style:paragraph-properties fo:text-align="start" style:justify-single-word="false"/>
      <style:text-properties style:font-name="Asul2" fo:font-size="10pt" fo:font-style="italic" style:font-size-asian="10pt" style:font-style-asian="italic" style:font-size-complex="10pt" style:font-style-complex="italic"/>
    </style:style>
    <style:style style:name="P19" style:family="paragraph" style:parent-style-name="Standard">
      <style:paragraph-properties fo:text-align="start" style:justify-single-word="false"/>
      <style:text-properties style:font-name="Asul2" fo:font-size="10pt" fo:font-style="normal" style:font-size-asian="10pt" style:font-style-asian="normal" style:font-size-complex="10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Asu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sul2" fo:font-size="10pt" fo:font-weight="bold" style:font-size-asian="10pt" style:font-weight-asian="bold" style:font-size-complex="10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sul2" fo:font-size="10pt" fo:font-weight="bold" style:font-size-asian="8.75pt" style:font-weight-asian="bold" style:font-size-complex="10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sul2" fo:font-size="10pt" fo:font-weight="normal" style:font-size-asian="10pt" style:font-weight-asian="normal" style:font-size-complex="10pt" style:font-weight-complex="normal"/>
    </style:style>
    <style:style style:name="P24" style:family="paragraph" style:parent-style-name="Header">
      <style:paragraph-properties fo:text-align="end" style:justify-single-word="false"/>
      <style:text-properties style:font-name="Asul2" fo:font-size="40pt" style:font-size-asian="40pt" style:font-size-complex="40pt"/>
    </style:style>
    <style:style style:name="P25" style:family="paragraph" style:parent-style-name="Table_20_Contents">
      <style:paragraph-properties fo:text-align="start" style:justify-single-word="false"/>
      <style:text-properties style:font-name="Asul2" fo:font-size="10pt" style:font-size-asian="10pt" style:font-size-complex="10pt"/>
    </style:style>
    <style:style style:name="P26" style:family="paragraph" style:parent-style-name="Table_20_Contents">
      <style:paragraph-properties fo:text-align="end" style:justify-single-word="false"/>
      <style:text-properties style:font-name="Asul2" fo:font-size="10pt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style:font-name="Asul2" fo:font-size="10pt" style:font-size-asian="8.75p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style:font-name="Asul2" fo:font-size="10pt" fo:font-weight="bold" style:font-size-asian="8.75pt" style:font-weight-asian="bold" style:font-size-complex="10pt" style:font-weight-complex="bold"/>
    </style:style>
    <style:style style:name="P29" style:family="paragraph" style:parent-style-name="Standard" style:master-page-name="">
      <style:paragraph-properties fo:text-align="end" style:justify-single-word="false" style:page-number="auto" fo:break-before="auto" fo:break-after="auto"/>
      <style:text-properties style:font-name="Asul2" fo:font-size="24pt" fo:font-weight="bold" style:font-size-asian="24pt" style:font-weight-asian="bold" style:font-size-complex="24pt" style:font-weight-complex="bold"/>
    </style:style>
    <style:style style:name="P30" style:family="paragraph" style:parent-style-name="Standard" style:master-page-name="">
      <style:paragraph-properties fo:text-align="start" style:justify-single-word="false" style:page-number="auto" fo:break-before="auto" fo:break-after="auto"/>
      <style:text-properties style:font-name="Asul2" fo:font-size="14pt" style:font-size-asian="12.25pt" style:font-size-complex="14pt"/>
    </style:style>
    <style:style style:name="P31" style:family="paragraph" style:parent-style-name="Standard" style:master-page-name="Cover">
      <style:paragraph-properties fo:text-align="end" style:justify-single-word="false" style:page-number="auto"/>
      <style:text-properties style:font-name="Asul2" fo:font-size="40pt" fo:font-weight="bold" style:font-size-asian="40pt" style:font-weight-asian="bold" style:font-size-complex="40pt" style:font-weight-complex="bold"/>
    </style:style>
    <style:style style:name="P32" style:family="paragraph" style:parent-style-name="Standard" style:master-page-name="New_20_Section_20_Title_20__5b_Roman_20_Numeral_5d_">
      <style:paragraph-properties fo:text-align="end" style:justify-single-word="false" style:page-number="auto"/>
      <style:text-properties style:font-name="Asul2" fo:font-size="14pt" fo:font-weight="bold" style:font-size-asian="12.25pt" style:font-weight-asian="bold" style:font-size-complex="14pt" style:font-weight-complex="bold"/>
    </style:style>
    <style:style style:name="P33" style:family="paragraph" style:parent-style-name="Standard" style:master-page-name="New_20_Section_20_Title_20__5b_Roman_20_Numeral_5d_">
      <style:paragraph-properties fo:text-align="start" style:justify-single-word="false" style:page-number="auto"/>
      <style:text-properties style:font-name="Asul2" fo:font-size="14pt" style:font-size-asian="12.25pt" style:font-size-complex="14pt"/>
    </style:style>
    <style:style style:name="P34" style:family="paragraph" style:parent-style-name="Standard" style:master-page-name="New_20_Section_20_Title_20__5b_Base_20_10_5d_">
      <style:paragraph-properties fo:text-align="start" style:justify-single-word="false" style:page-number="1" fo:break-before="auto" fo:break-after="auto"/>
      <style:text-properties style:font-name="Asul2" fo:font-size="14pt" style:font-size-asian="12.25pt" style:font-size-complex="14pt"/>
    </style:style>
    <style:style style:name="P35" style:family="paragraph" style:parent-style-name="Standard" style:list-style-name="L1">
      <style:paragraph-properties fo:text-align="start" style:justify-single-word="false"/>
      <style:text-properties style:font-name="Asul2" fo:font-size="10pt" style:font-size-asian="10pt" style:font-size-complex="10pt"/>
    </style:style>
    <style:style style:name="P36" style:family="paragraph" style:parent-style-name="Standard">
      <style:paragraph-properties fo:text-align="end" style:justify-single-word="false"/>
      <style:text-properties style:font-name="Asul2" fo:font-size="14pt" style:font-size-asian="12.25pt" style:font-size-complex="14pt"/>
    </style:style>
    <style:style style:name="P37" style:family="paragraph" style:parent-style-name="Standard">
      <style:paragraph-properties fo:text-align="start" style:justify-single-word="false"/>
      <style:text-properties style:font-name="Asul2" fo:font-size="14pt" style:font-size-asian="12.25pt" style:font-size-complex="14pt"/>
    </style:style>
    <style:style style:name="P38" style:family="paragraph" style:parent-style-name="Standard">
      <style:paragraph-properties fo:text-align="end" style:justify-single-word="false"/>
      <style:text-properties style:font-name="Asul2" fo:font-size="12pt" fo:font-weight="bold" style:font-size-asian="10.5pt" style:font-weight-asian="bold" style:font-size-complex="12pt" style:font-weight-complex="bold"/>
    </style:style>
    <style:style style:name="P39" style:family="paragraph" style:parent-style-name="Standard" style:master-page-name="New_20_Section_20_Title_20__5b_Base_20_10_5d_">
      <style:paragraph-properties fo:text-align="start" style:justify-single-word="false" style:page-number="auto"/>
      <style:text-properties style:font-name="Asul2" fo:font-size="14pt" style:font-size-asian="12.25pt" style:font-size-complex="14pt"/>
    </style:style>
    <style:style style:name="P40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2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43" style:family="paragraph" style:parent-style-name="Footer">
      <style:paragraph-properties fo:text-align="end" style:justify-single-word="false"/>
      <style:text-properties style:font-name="Asul2" fo:font-size="8pt" style:font-size-asian="8pt" style:font-size-complex="8pt"/>
    </style:style>
    <style:style style:name="P44" style:family="paragraph" style:parent-style-name="Footer">
      <style:paragraph-properties fo:text-align="end" style:justify-single-word="false"/>
      <style:text-properties style:font-name="Asul2"/>
    </style:style>
    <style:style style:name="P45" style:family="paragraph">
      <style:paragraph-properties fo:text-align="center"/>
    </style:style>
    <style:style style:name="T1" style:family="text">
      <style:text-properties style:font-name="Asul2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598in" svg:stroke-color="#000000" draw:marker-start-width="0.2299in" draw:marker-end-width="0.2299in" draw:stroke-linejoin="none" draw:textarea-horizontal-align="center" draw:textarea-vertical-align="middle" fo:padding-top="0.0299in" fo:padding-bottom="0.0299in" fo:padding-left="0.0299in" fo:padding-right="0.0299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110">
      <number:day number:style="long"/>
      <number:text>|</number:text>
      <number:month number:style="long"/>
      <number:text>|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ZED</text:p>
      <text:p text:style-name="P5"/>
      <text:p text:style-name="P7">Software Requirements Specification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>Open Game Developers</text:p>
      <text:p text:style-name="P9"/>
      <text:p text:style-name="P9"/>
      <text:p text:style-name="P9"/>
      <text:p text:style-name="P9"/>
      <text:p text:style-name="P9"/>
      <table:table table:name="VerDate" table:style-name="VerDate">
        <table:table-column table:style-name="VerDate.A"/>
        <table:table-column table:style-name="VerDate.B"/>
        <table:table-row table:style-name="VerDate.1">
          <table:table-cell table:style-name="VerDate.A1" office:value-type="string">
            <text:p text:style-name="P25">[Version: 0.0.0.0]</text:p>
          </table:table-cell>
          <table:table-cell table:style-name="VerDate.A1" office:value-type="string">
            <text:p text:style-name="P26">[Date: <text:date style:data-style-name="N110" text:date-value="2012-09-12T20:40:44.99">12|09|2012</text:date>]</text:p>
          </table:table-cell>
        </table:table-row>
      </table:table>
      <text:p text:style-name="P10"><text:soft-page-break/></text:p>
      <text:p text:style-name="P32"/>
      <text:p text:style-name="P12"/>
      <text:p text:style-name="P12"/>
      <text:p text:style-name="P15">Change Log</text:p>
      <text:p text:style-name="P15"><draw:line text:anchor-type="paragraph" draw:z-index="13" draw:style-name="gr2" draw:text-style-name="P45" svg:x1="6.6728in" svg:y1="0.1854in" svg:x2="0.0382in" svg:y2="0.1374in"><text:p/></draw:line></text:p>
      <table:table table:name="ChangeLog" table:style-name="ChangeLog">
        <table:table-column table:style-name="ChangeLog.A"/>
        <table:table-column table:style-name="ChangeLog.B"/>
        <table:table-column table:style-name="ChangeLog.C"/>
        <table:table-row>
          <table:table-cell table:style-name="ChangeLog.A1" office:value-type="string">
            <text:p text:style-name="P28">Version</text:p>
          </table:table-cell>
          <table:table-cell table:style-name="ChangeLog.A1" office:value-type="string">
            <text:p text:style-name="P28">Author</text:p>
          </table:table-cell>
          <table:table-cell table:style-name="ChangeLog.C1" office:value-type="string">
            <text:p text:style-name="P28">Changes</text:p>
          </table:table-cell>
        </table:table-row>
        <table:table-row>
          <table:table-cell table:style-name="ChangeLog.A2" office:value-type="string">
            <text:p text:style-name="P27">0.0.0.0</text:p>
          </table:table-cell>
          <table:table-cell table:style-name="ChangeLog.A2" office:value-type="string">
            <text:p text:style-name="P27">Rico</text:p>
          </table:table-cell>
          <table:table-cell table:style-name="ChangeLog.C2" office:value-type="string">
            <text:p text:style-name="P27">Initial revision</text:p>
            <text:p text:style-name="P27">Preliminary document structure</text:p>
          </table:table-cell>
        </table:table-row>
      </table:table>
      <text:p text:style-name="P22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3"/>
      <text:p text:style-name="P30"/>
      <text:p text:style-name="P10"/>
      <text:p text:style-name="P10"/>
      <text:p text:style-name="P14">Table of Contents</text:p>
      <text:p text:style-name="P11"><draw:line text:anchor-type="paragraph" draw:z-index="11" draw:style-name="gr2" draw:text-style-name="P45" svg:x1="6.6728in" svg:y1="0.1854in" svg:x2="0.0382in" svg:y2="0.1374in"><text:p/></draw:line></text:p>
      <text:p text:style-name="P11"/>
      <text:p text:style-name="P11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1">Introduction<text:tab/>1</text:p>
          <text:p text:style-name="P40">Purpose<text:tab/>1</text:p>
          <text:p text:style-name="P40">Scope<text:tab/>1</text:p>
          <text:p text:style-name="P40">Definitions, Acronyms, Initialisms, and Abbreviations<text:tab/>1</text:p>
          <text:p text:style-name="P40">System Overview<text:tab/>1</text:p>
          <text:p text:style-name="P40">References<text:tab/>2</text:p>
          <text:p text:style-name="P41">Overall Description<text:tab/>3</text:p>
          <text:p text:style-name="P40">Product Perspective<text:tab/>3</text:p>
          <text:p text:style-name="P40">Product Functions<text:tab/>3</text:p>
          <text:p text:style-name="P40">User Characteristics<text:tab/>3</text:p>
          <text:p text:style-name="P40">Constraints<text:tab/>3</text:p>
          <text:p text:style-name="P40">Assumptions and Dependencies<text:tab/>3</text:p>
          <text:p text:style-name="P41">Specific Requirements<text:tab/>5</text:p>
          <text:p text:style-name="P41"><text:s/><text:tab/>5</text:p>
          <text:p text:style-name="P40">External Interface Requirements<text:tab/>5</text:p>
          <text:p text:style-name="P42">User Interfaces<text:tab/>5</text:p>
          <text:p text:style-name="P42">Hardware Interfaces<text:tab/>5</text:p>
          <text:p text:style-name="P42">Software Interfaces<text:tab/>5</text:p>
          <text:p text:style-name="P42">Communication Interfaces<text:tab/>5</text:p>
          <text:p text:style-name="P42"><text:s/><text:tab/>5</text:p>
          <text:p text:style-name="P40">Functional Requirements<text:tab/>5</text:p>
          <text:p text:style-name="P40">Performance Requirements<text:tab/>5</text:p>
          <text:p text:style-name="P42">Standards<text:tab/>5</text:p>
          <text:p text:style-name="P42">Hardware Limitations<text:tab/>5</text:p>
          <text:p text:style-name="P40">Design Constraints<text:tab/>5</text:p>
          <text:p text:style-name="P42">Availability<text:tab/>5</text:p>
          <text:p text:style-name="P42">Security<text:tab/>5</text:p>
          <text:p text:style-name="P42">Maintainability<text:tab/>5</text:p>
          <text:p text:style-name="P40">Other Requirements<text:tab/>5</text:p>
        </text:index-body>
      </text:table-of-content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34"/>
      <text:p text:style-name="P10"/>
      <text:p text:style-name="P10"/>
      <text:p text:style-name="P15"><text:toc-mark-start text:id="IMark78967336" text:outline-level="1"/>Introduction<text:toc-mark-end text:id="IMark78967336"/></text:p>
      <text:p text:style-name="P15"><draw:line text:anchor-type="paragraph" draw:z-index="12" draw:style-name="gr2" draw:text-style-name="P45" svg:x1="6.7213in" svg:y1="0.1862in" svg:x2="0.0866in" svg:y2="0.1382in"><text:p/></draw:line></text:p>
      <text:p text:style-name="P16"/>
      <text:p text:style-name="P16"/>
      <text:p text:style-name="P10"><text:toc-mark-start text:id="IMark79001240" text:outline-level="2"/>Purpose<text:toc-mark-end text:id="IMark79001240"/></text:p>
      <text:p text:style-name="P17">ZED is intended to provide a variety of components to aid in game development. <text:s/>Components which are supported by ZED are as follows:</text:p>
      <text:list xml:id="list18062882951" text:style-name="L1">
        <text:list-item>
          <text:p text:style-name="P35">2D and 3D Mathematics</text:p>
        </text:list-item>
        <text:list-item>
          <text:p text:style-name="P35">2D and 3D Graphics Rendering</text:p>
        </text:list-item>
        <text:list-item>
          <text:p text:style-name="P35">Storage</text:p>
        </text:list-item>
        <text:list-item>
          <text:p text:style-name="P35">System Services</text:p>
        </text:list-item>
        <text:list-item>
          <text:p text:style-name="P35">Physics</text:p>
        </text:list-item>
        <text:list-item>
          <text:p text:style-name="P35">Artificial Intelligence</text:p>
        </text:list-item>
        <text:list-item>
          <text:p text:style-name="P35">Audio</text:p>
        </text:list-item>
        <text:list-item>
          <text:p text:style-name="P35">Input</text:p>
        </text:list-item>
        <text:list-item>
          <text:p text:style-name="P35">Networking</text:p>
        </text:list-item>
        <text:list-item>
          <text:p text:style-name="P35">Scripting</text:p>
        </text:list-item>
      </text:list>
      <text:p text:style-name="P17"/>
      <text:p text:style-name="P17">While these functions are implemented in ZED, they are intended to be extended by the developer for their specific development needs.</text:p>
      <text:p text:style-name="P10"/>
      <text:p text:style-name="P10"><text:toc-mark-start text:id="IMark79001240" text:outline-level="2"/>Scope<text:toc-mark-end text:id="IMark79001240"/></text:p>
      <text:p text:style-name="P17">As there are a wide variety of components involved in the creation of the ZED engine, the scope of each will expand as needed. <text:s/>In the initial version of ZED, the API will offer a minimal set of functionality for developers to extend as they see fit. <text:s/>ZED will be available for Linux, Mac, Windows, <text:s/>Xbox, Pandora, and BlackBerry PlayBook initially.</text:p>
      <text:p text:style-name="P17"/>
      <text:p text:style-name="P10"><text:toc-mark-start text:id="IMark78998104" text:outline-level="2"/>Definitions, Acronyms, Initialisms, and Abbreviations<text:toc-mark-end text:id="IMark78998104"/></text:p>
      <text:p text:style-name="P17"/>
      <text:p text:style-name="P18">Definitions</text:p>
      <text:p text:style-name="P18"/>
      <text:p text:style-name="P18">Acronyms</text:p>
      <text:p text:style-name="P17">ZED – The engine which this document is intended to put forth the requirement effort involved</text:p>
      <text:p text:style-name="P17"/>
      <text:p text:style-name="P18">Initialisms</text:p>
      <text:p text:style-name="P19">API – Application Programming Interface</text:p>
      <text:p text:style-name="P19"/>
      <text:p text:style-name="P18">Abbreviations</text:p>
      <text:p text:style-name="P19">Sockets – Windows or Berkeley Sockets API</text:p>
      <text:p text:style-name="P19">WinSock – Windows Sockets API</text:p>
      <text:p text:style-name="P10"><text:toc-mark-start text:id="IMark78998104" text:outline-level="2"/>System Overview<text:toc-mark-end text:id="IMark78998104"/></text:p>
      <text:p text:style-name="P17"><text:soft-page-break/>ZED is intended to be as lightweight as possible and as optimised for each platform it supports. <text:s/>Modularity is important for the future expansion of the engine, thus there will be a heavy focus on keeping the system well documented and open for developers.</text:p>
      <text:p text:style-name="P17"/>
      <text:p text:style-name="P17">Following is a narrative on each system provided by ZED:</text:p>
      <text:p text:style-name="P17"/>
      <text:p text:style-name="P21">System Services</text:p>
      <text:p text:style-name="P23">Providing memory management, multi-threading, and platform information.</text:p>
      <text:p text:style-name="P23"/>
      <text:p text:style-name="P21">2D and 3D Mathematics</text:p>
      <text:p text:style-name="P20">Vectors, Matrices, Quaternions, Rays, Planes, Polygons, Axis-Aligned Bounding Boxes, and Orientated Bounding Boxes.</text:p>
      <text:p text:style-name="P20"/>
      <text:p text:style-name="P21">2D and 3D Graphics Rendering</text:p>
      <text:p text:style-name="P23">Direct3D, OpenGL, applying shaders to primitives, Textures, and Fonts.</text:p>
      <text:p text:style-name="P23"/>
      <text:p text:style-name="P21">Storage</text:p>
      <text:p text:style-name="P23">Reading/Writing files, and directories.</text:p>
      <text:p text:style-name="P23"/>
      <text:p text:style-name="P21">Input</text:p>
      <text:p text:style-name="P23">Keyboard, Mouse, Gamepad, Motion Controller.</text:p>
      <text:p text:style-name="P23"/>
      <text:p text:style-name="P21">Audio</text:p>
      <text:p text:style-name="P23">Multi-channel audio.</text:p>
      <text:p text:style-name="P23"/>
      <text:p text:style-name="P21">Networking</text:p>
      <text:p text:style-name="P23">Modem, Ethernet, Dead Reckoning, Multicasting.</text:p>
      <text:p text:style-name="P23"/>
      <text:p text:style-name="P21">Artificial Intelligence</text:p>
      <text:p text:style-name="P23">Finite State Machines, Behaviour Trees, A* Pathfinding, NavMesh, NavPoints, Steering.</text:p>
      <text:p text:style-name="P23"/>
      <text:p text:style-name="P21">Physics</text:p>
      <text:p text:style-name="P23">Rag Dolls, Collision.</text:p>
      <text:p text:style-name="P23"/>
      <text:p text:style-name="P21">Scripting</text:p>
      <text:p text:style-name="P23">ZED Scripting Language.</text:p>
      <text:p text:style-name="P17"/>
      <text:p text:style-name="P10"><text:toc-mark-start text:id="IMark79001240" text:outline-level="2"/>References<text:toc-mark-end text:id="IMark79001240"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9"/>
      <text:p text:style-name="P10"/>
      <text:p text:style-name="P10"/>
      <text:p text:style-name="P10"/>
      <text:p text:style-name="P29"><text:toc-mark-start text:id="IMark77286168" text:outline-level="1"/>Overall Description<text:toc-mark-end text:id="IMark77286168"/></text:p>
      <text:p text:style-name="P15"><draw:line text:anchor-type="paragraph" draw:z-index="14" draw:style-name="gr2" draw:text-style-name="P45" svg:x1="6.7213in" svg:y1="0.1862in" svg:x2="0.0866in" svg:y2="0.1382in"><text:p/></draw:line></text:p>
      <text:p text:style-name="P10"><text:toc-mark-start text:id="IMark78998104" text:outline-level="2"/>Product Perspective<text:toc-mark-end text:id="IMark78998104"/></text:p>
      <text:p text:style-name="P10"><text:toc-mark-start text:id="IMark79001240" text:outline-level="2"/>Product Functions<text:toc-mark-end text:id="IMark79001240"/></text:p>
      <text:p text:style-name="P10"><text:toc-mark-start text:id="IMark79001240" text:outline-level="2"/>User Characteristics<text:toc-mark-end text:id="IMark79001240"/></text:p>
      <text:p text:style-name="P10"><text:toc-mark-start text:id="IMark78998104" text:outline-level="2"/>Constraints<text:toc-mark-end text:id="IMark78998104"/></text:p>
      <text:p text:style-name="P10"><text:toc-mark-start text:id="IMark78998104" text:outline-level="2"/>Assumptions and Dependencies<text:toc-mark-end text:id="IMark78998104"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39"/>
      <text:p text:style-name="P10"/>
      <text:p text:style-name="P10"/>
      <text:p text:style-name="P15"><text:toc-mark-start text:id="IMark78992888" text:outline-level="1"/>Specific Requirements<text:toc-mark-end text:id="IMark78992888"/></text:p>
      <text:p text:style-name="P15"><draw:line text:anchor-type="paragraph" draw:z-index="15" draw:style-name="gr2" draw:text-style-name="P45" svg:x1="6.7213in" svg:y1="0.1862in" svg:x2="0.0866in" svg:y2="0.1382in"><text:p/></draw:line></text:p>
      <text:p text:style-name="P13"><text:toc-mark-start text:id="IMark78956792" text:outline-level="2"/>External Interface Requirements<text:toc-mark-end text:id="IMark78956792"/></text:p>
      <text:p text:style-name="P10"><text:toc-mark-start text:id="IMark58279688" text:outline-level="3"/>User Interfaces<text:toc-mark-end text:id="IMark58279688"/></text:p>
      <text:p text:style-name="P10"><text:toc-mark-start text:id="IMark79001240" text:outline-level="3"/>Hardware Interfaces<text:toc-mark-end text:id="IMark79001240"/></text:p>
      <text:p text:style-name="P10"><text:toc-mark-start text:id="IMark79001240" text:outline-level="3"/>Software Interfaces<text:toc-mark-end text:id="IMark79001240"/></text:p>
      <text:p text:style-name="P10"><text:toc-mark-start text:id="IMark79001240" text:outline-level="3"/>Communication Interfaces<text:toc-mark-end text:id="IMark79001240"/></text:p>
      <text:p text:style-name="P10"/>
      <text:p text:style-name="P13"><text:toc-mark-start text:id="IMark78966776" text:outline-level="2"/>Functional Requirements<text:toc-mark-end text:id="IMark78966776"/></text:p>
      <text:p text:style-name="P13"/>
      <text:p text:style-name="P13"><text:toc-mark-start text:id="IMark78956792" text:outline-level="2"/>Performance Requirements<text:toc-mark-end text:id="IMark78956792"/></text:p>
      <text:p text:style-name="P10"><text:toc-mark-start text:id="IMark78998104" text:outline-level="3"/>Standards<text:toc-mark-end text:id="IMark78998104"/></text:p>
      <text:p text:style-name="P10"><text:toc-mark-start text:id="IMark78998104" text:outline-level="3"/>Hardware Limitations<text:toc-mark-end text:id="IMark78998104"/></text:p>
      <text:p text:style-name="P10"/>
      <text:p text:style-name="P13"><text:toc-mark-start text:id="IMark78956792" text:outline-level="2"/>Design Constraints<text:toc-mark-end text:id="IMark78956792"/></text:p>
      <text:p text:style-name="P10"><text:toc-mark-start text:id="IMark78992888" text:outline-level="3"/>Availability<text:toc-mark-end text:id="IMark78992888"/></text:p>
      <text:p text:style-name="P10"><text:toc-mark-start text:id="IMark79001240" text:outline-level="3"/>Security<text:toc-mark-end text:id="IMark79001240"/></text:p>
      <text:p text:style-name="P10"><text:toc-mark-start text:id="IMark79001240" text:outline-level="3"/>Maintainability<text:toc-mark-end text:id="IMark79001240"/></text:p>
      <text:p text:style-name="P10"/>
      <text:p text:style-name="P13"><text:toc-mark-start text:id="IMark78956792" text:outline-level="2"/>Other Requirements<text:toc-mark-end text:id="IMark78956792"/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sul2" svg:font-family="Asul" style:font-pitch="variable"/>
    <style:font-face style:name="Asul" svg:font-family="Asul" style:font-adornments="Bold" style:font-pitch="variable"/>
    <style:font-face style:name="Asul1" svg:font-family="Asul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AR PL New Sung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 PL New Sung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style:font-name="Asul" fo:font-size="16pt" fo:font-weight="bold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Asul1" style:font-weight-asian="normal"/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Asul1" style:font-weight-asian="normal"/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3in" style:type="right" style:leader-style="dotted" style:leader-text="."/>
        </style:tab-stops>
      </style:paragraph-properties>
      <style:text-properties style:font-name="Asul1" style:font-weight-asian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Asul2" fo:font-size="8pt" style:font-size-asian="8pt" style:font-size-complex="8pt"/>
    </style:style>
    <style:style style:name="MP2" style:family="paragraph">
      <style:paragraph-properties fo:text-align="center"/>
    </style:style>
    <style:style style:name="MP3" style:family="paragraph" style:parent-style-name="Footer">
      <style:text-properties style:font-name="Asul2" fo:font-size="8pt" style:font-size-asian="8pt" style:font-size-complex="8pt"/>
    </style:style>
    <style:style style:name="MP4" style:family="paragraph" style:parent-style-name="Header">
      <style:paragraph-properties fo:text-align="end" style:justify-single-word="false"/>
      <style:text-properties style:font-name="Asul2" fo:font-size="40pt" style:font-size-asian="40pt" style:font-size-complex="40pt"/>
    </style:style>
    <style:style style:name="MP5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MP6" style:family="paragraph" style:parent-style-name="Footer">
      <style:paragraph-properties fo:text-align="end" style:justify-single-word="false"/>
      <style:text-properties style:font-name="Asul2"/>
    </style:style>
    <style:style style:name="MP7" style:family="paragraph" style:parent-style-name="Footer">
      <style:paragraph-properties fo:text-align="start" style:justify-single-word="false"/>
      <style:text-properties fo:font-size="8pt" style:font-size-asian="8pt" style:font-size-complex="8pt"/>
    </style:style>
    <style:style style:name="MT1" style:family="text">
      <style:text-properties style:font-name="Asul2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701in" fo:page-height="11.6902in" style:num-format="1" style:print-orientation="portrait" fo:margin="0.7874in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4" style:page-usage="left">
      <style:page-layout-properties fo:page-width="8.2701in" fo:page-height="11.6902in" style:num-format="1" style:print-orientation="portrait" fo:margin="0.7874in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5" style:page-usage="right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6" style:page-usage="right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7" style:page-usage="left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8" style:page-usage="right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/>
    <style:master-page style:name="Cover" style:page-layout-name="Mpm2"/>
    <style:master-page style:name="Right_20_Page" style:display-name="Right Page" style:page-layout-name="Mpm3" style:next-style-name="Left_20_Page">
      <style:footer>
        <text:p text:style-name="MP1"><draw:line text:anchor-type="paragraph" draw:z-index="10" draw:style-name="Mgr1" draw:text-style-name="MP2" svg:x1="6.6846in" svg:y1="0.0953in" svg:x2="0.002in" svg:y2="0.0854in"><text:p/></draw:line></text:p>
        <text:p text:style-name="MP1">SRS-<text:page-number text:select-page="current">5</text:page-number></text:p>
      </style:footer>
    </style:master-page>
    <style:master-page style:name="Left_20_Page" style:display-name="Left Page" style:page-layout-name="Mpm4" style:next-style-name="Right_20_Page">
      <style:footer>
        <text:p text:style-name="MP3"><draw:line text:anchor-type="paragraph" draw:z-index="4" draw:style-name="Mgr1" draw:text-style-name="MP2" svg:x1="6.6839in" svg:y1="0.1043in" svg:x2="0.0083in" svg:y2="0.1043in"><text:p/></draw:line></text:p>
        <text:p text:style-name="MP3">SRS-<text:page-number text:select-page="current">4</text:page-number></text:p>
      </style:footer>
    </style:master-page>
    <style:master-page style:name="New_20_Section_20_Title_20__5b_Roman_20_Numeral_5d_" style:display-name="New Section Title [Roman Numeral]" style:page-layout-name="Mpm5" style:next-style-name="Left_20__5b_Roman_20_Numeral_5d_">
      <style:header>
        <text:p text:style-name="MP4">ZED</text:p>
      </style:header>
      <style:footer>
        <text:p text:style-name="MP1"><draw:line text:anchor-type="paragraph" draw:z-index="9" draw:style-name="Mgr1" draw:text-style-name="MP2" svg:x1="6.678in" svg:y1="0.1126in" svg:x2="0.0528in" svg:y2="0.1319in"><text:p/></draw:line></text:p>
        <text:p text:style-name="MP5"><text:span text:style-name="MT1">SRS-</text:span><text:span text:style-name="MT1"><text:page-number style:num-format="i" text:select-page="current">v</text:page-number></text:span></text:p>
      </style:footer>
    </style:master-page>
    <style:master-page style:name="New_20_Section_20_Title_20__5b_Base_20_10_5d_" style:display-name="New Section Title [Base 10]" style:page-layout-name="Mpm6" style:next-style-name="Left_20_Page">
      <style:header>
        <text:p text:style-name="MP4">ZED</text:p>
      </style:header>
      <style:footer>
        <text:p text:style-name="MP6"><draw:line text:anchor-type="paragraph" draw:z-index="7" draw:style-name="Mgr1" draw:text-style-name="MP2" svg:x1="6.6937in" svg:y1="0.1618in" svg:x2="0.011in" svg:y2="0.152in"><text:p/></draw:line></text:p>
        <text:p text:style-name="MP5"><text:span text:style-name="MT1">SRS-</text:span><text:span text:style-name="MT1"><text:page-number style:num-format="1" text:select-page="current">5</text:page-number></text:span></text:p>
      </style:footer>
    </style:master-page>
    <style:master-page style:name="Left_20__5b_Roman_20_Numeral_5d_" style:display-name="Left [Roman Numeral]" style:page-layout-name="Mpm7" style:next-style-name="Right_20__5b_Roman_20_Numeral_5d_">
      <style:footer>
        <text:p text:style-name="MP7"><draw:line text:anchor-type="paragraph" draw:z-index="1" draw:style-name="Mgr1" draw:text-style-name="MP2" svg:x1="-0.0209in" svg:y1="0.1157in" svg:x2="6.6717in" svg:y2="0.0965in"><text:p/></draw:line></text:p>
        <text:p text:style-name="MP7"><text:span text:style-name="MT1">SRS-</text:span><text:span text:style-name="MT1"><text:page-number style:num-format="i" text:select-page="current">vi</text:page-number></text:span></text:p>
      </style:footer>
    </style:master-page>
    <style:master-page style:name="Right_20__5b_Roman_20_Numeral_5d_" style:display-name="Right [Roman Numeral]" style:page-layout-name="Mpm8" style:next-style-name="Left_20__5b_Roman_20_Numeral_5d_">
      <style:footer>
        <text:p text:style-name="MP1"><draw:line text:anchor-type="paragraph" draw:z-index="2" draw:style-name="Mgr1" draw:text-style-name="MP2" svg:x1="6.7008in" svg:y1="0.111in" svg:x2="0.0083in" svg:y2="0.1291in"><text:p/></draw:line></text:p>
        <text:p text:style-name="MP5"><text:span text:style-name="MT1">SRS-</text:span><text:span text:style-name="MT1"><text:page-number style:num-format="i" text:select-page="current">vii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01T00:51:43</meta:creation-date>
    <dc:date>2012-09-12T20:40:45</dc:date>
    <meta:editing-duration>P2DT2H53M46S</meta:editing-duration>
    <meta:editing-cycles>112</meta:editing-cycles>
    <meta:generator>LibreOffice/3.5$Linux_X86_64 LibreOffice_project/350m1$Build-2</meta:generator>
    <dc:title>ZED Software Requirements Specification</dc:title>
    <meta:document-statistic meta:table-count="2" meta:image-count="0" meta:object-count="0" meta:page-count="11" meta:paragraph-count="121" meta:word-count="468" meta:character-count="3256" meta:non-whitespace-character-count="2909"/>
  </office:meta>
</office:document-meta>
</file>